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Heading1" style:family="paragraph">
      <style:text-properties fo:font-size="10pt" style:font-size-asian="10pt" style:text-underline-type="single" style:text-underline-style="solid" style:text-underline-width="auto" style:text-underline-mode="continuous"/>
    </style:style>
    <style:style style:name="P3" style:parent-style-name="Textbody" style:family="paragraph">
      <style:text-properties fo:font-size="8pt" style:font-size-asian="8pt"/>
    </style:style>
    <style:style style:name="P4" style:parent-style-name="Textbody" style:family="paragraph">
      <style:text-properties fo:font-size="8pt" style:font-size-asian="8pt"/>
    </style:style>
    <style:style style:name="P5" style:parent-style-name="Textbody" style:family="paragraph">
      <style:text-properties fo:font-size="8pt" style:font-size-asian="8pt"/>
    </style:style>
    <style:style style:name="P6" style:parent-style-name="Textbody" style:family="paragraph">
      <style:text-properties fo:font-size="8pt" style:font-size-asian="8pt"/>
    </style:style>
    <style:style style:name="P7" style:parent-style-name="Textbody" style:family="paragraph">
      <style:text-properties fo:font-size="8pt" style:font-size-asian="8pt"/>
    </style:style>
    <style:style style:name="P8" style:parent-style-name="Textbody" style:family="paragraph">
      <style:text-properties fo:font-size="8pt" style:font-size-asian="8pt"/>
    </style:style>
    <style:style style:name="P9" style:parent-style-name="Textbody" style:family="paragraph">
      <style:text-properties fo:font-size="8pt" style:font-size-asian="8pt"/>
    </style:style>
    <style:style style:name="P10" style:parent-style-name="Textbody" style:family="paragraph">
      <style:text-properties fo:font-size="8pt" style:font-size-asian="8pt"/>
    </style:style>
    <style:style style:name="P11" style:parent-style-name="Textbody" style:family="paragraph">
      <style:text-properties fo:font-size="8pt" style:font-size-asian="8pt"/>
    </style:style>
    <style:style style:name="P12" style:parent-style-name="Textbody" style:family="paragraph">
      <style:text-properties fo:font-size="8pt" style:font-size-asian="8pt"/>
    </style:style>
    <style:style style:name="P13" style:parent-style-name="Textbody" style:family="paragraph">
      <style:text-properties fo:font-size="8pt" style:font-size-asian="8pt"/>
    </style:style>
    <style:style style:name="P14" style:parent-style-name="Textbody" style:family="paragraph">
      <style:text-properties fo:font-size="8pt" style:font-size-asian="8pt"/>
    </style:style>
    <style:style style:name="P15" style:parent-style-name="Textbody" style:family="paragraph">
      <style:text-properties fo:font-size="8pt" style:font-size-asian="8pt"/>
    </style:style>
    <style:style style:name="P16" style:parent-style-name="Textbody" style:family="paragraph">
      <style:text-properties fo:font-size="8pt" style:font-size-asian="8pt"/>
    </style:style>
    <style:style style:name="P17" style:parent-style-name="Textbody" style:family="paragraph">
      <style:text-properties fo:font-size="8pt" style:font-size-asian="8pt"/>
    </style:style>
    <style:style style:name="P18" style:parent-style-name="Textbody" style:family="paragraph">
      <style:text-properties fo:font-size="8pt" style:font-size-asian="8pt"/>
    </style:style>
    <style:style style:name="P19" style:parent-style-name="Textbody" style:family="paragraph">
      <style:text-properties fo:font-size="8pt" style:font-size-asian="8pt"/>
    </style:style>
    <style:style style:name="P20" style:parent-style-name="Textbody" style:family="paragraph">
      <style:text-properties fo:font-size="8pt" style:font-size-asian="8pt"/>
    </style:style>
    <style:style style:name="P21" style:parent-style-name="Textbody" style:family="paragraph">
      <style:text-properties fo:font-size="8pt" style:font-size-asian="8pt"/>
    </style:style>
    <style:style style:name="P22" style:parent-style-name="Textbody" style:family="paragraph">
      <style:text-properties fo:font-size="8pt" style:font-size-asian="8pt"/>
    </style:style>
    <style:style style:name="P23" style:parent-style-name="Textbody" style:family="paragraph">
      <style:text-properties fo:font-size="8pt" style:font-size-asian="8pt"/>
    </style:style>
    <style:style style:name="P24" style:parent-style-name="Textbody" style:family="paragraph">
      <style:text-properties fo:font-size="8pt" style:font-size-asian="8pt"/>
    </style:style>
    <style:style style:name="P25" style:parent-style-name="Textbody" style:family="paragraph">
      <style:text-properties fo:font-size="8pt" style:font-size-asian="8pt"/>
    </style:style>
    <style:style style:name="P26" style:parent-style-name="Textbody" style:family="paragraph">
      <style:text-properties fo:font-size="8pt" style:font-size-asian="8pt"/>
    </style:style>
    <style:style style:name="P27" style:parent-style-name="Textbody" style:family="paragraph">
      <style:text-properties fo:font-size="8pt" style:font-size-asian="8pt"/>
    </style:style>
    <style:style style:name="P28" style:parent-style-name="Textbody" style:family="paragraph">
      <style:text-properties fo:font-size="8pt" style:font-size-asian="8pt"/>
    </style:style>
    <style:style style:name="P29" style:parent-style-name="Textbody" style:family="paragraph">
      <style:text-properties fo:font-size="8pt" style:font-size-asian="8pt"/>
    </style:style>
    <style:style style:name="P30" style:parent-style-name="Textbody" style:family="paragraph">
      <style:paragraph-properties fo:margin-left="0.4923in">
        <style:tab-stops/>
      </style:paragraph-properties>
      <style:text-properties fo:font-size="8pt" style:font-size-asian="8pt"/>
    </style:style>
    <style:style style:name="P31" style:parent-style-name="Textbody" style:family="paragraph">
      <style:text-properties fo:font-size="8pt" style:font-size-asian="8pt"/>
    </style:style>
    <style:style style:name="P32" style:parent-style-name="Textbody" style:family="paragraph">
      <style:text-properties fo:font-size="8pt" style:font-size-asian="8pt"/>
    </style:style>
    <style:style style:name="P33" style:parent-style-name="Textbody" style:family="paragraph">
      <style:text-properties fo:font-size="8pt" style:font-size-asian="8pt"/>
    </style:style>
    <style:style style:name="P34" style:parent-style-name="Heading1" style:family="paragraph">
      <style:text-properties fo:font-size="10pt" style:font-size-asian="10pt" style:text-underline-type="single" style:text-underline-style="solid" style:text-underline-width="auto" style:text-underline-mode="continuous"/>
    </style:style>
    <style:style style:name="P35" style:parent-style-name="Textbody" style:family="paragraph">
      <style:text-properties fo:font-size="8pt" style:font-size-asian="8pt"/>
    </style:style>
    <style:style style:name="P36" style:parent-style-name="Textbody" style:family="paragraph">
      <style:text-properties fo:font-size="8pt" style:font-size-asian="8pt"/>
    </style:style>
    <style:style style:name="P37" style:parent-style-name="Textbody" style:family="paragraph">
      <style:text-properties fo:font-size="8pt" style:font-size-asian="8pt"/>
    </style:style>
    <style:style style:name="P38" style:parent-style-name="Textbody" style:family="paragraph">
      <style:paragraph-properties fo:margin-left="0.4923in">
        <style:tab-stops/>
      </style:paragraph-properties>
      <style:text-properties fo:font-size="8pt" style:font-size-asian="8pt"/>
    </style:style>
    <style:style style:name="P39" style:parent-style-name="Textbody" style:family="paragraph">
      <style:text-properties fo:font-size="8pt" style:font-size-asian="8pt"/>
    </style:style>
    <style:style style:name="P40" style:parent-style-name="Textbody" style:family="paragraph">
      <style:text-properties fo:font-size="8pt" style:font-size-asian="8pt"/>
    </style:style>
    <style:style style:name="P41" style:parent-style-name="Textbody" style:family="paragraph">
      <style:text-properties fo:font-size="8pt" style:font-size-asian="8pt"/>
    </style:style>
    <style:style style:name="P42" style:parent-style-name="Textbody" style:family="paragraph">
      <style:paragraph-properties fo:margin-left="0.4923in">
        <style:tab-stops/>
      </style:paragraph-properties>
      <style:text-properties fo:font-size="8pt" style:font-size-asian="8pt"/>
    </style:style>
    <style:style style:name="P43" style:parent-style-name="NoSpacing" style:family="paragraph">
      <style:paragraph-properties fo:margin-bottom="0.0972in"/>
      <style:text-properties style:font-name="Liberation Serif" fo:font-size="8pt" style:font-size-asian="8pt" style:font-size-complex="12pt"/>
    </style:style>
    <style:style style:name="P44"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45"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46" style:parent-style-name="NoSpacing" style:family="paragraph">
      <style:paragraph-properties fo:margin-bottom="0.0972in"/>
      <style:text-properties style:font-name="Liberation Serif" fo:font-size="8pt" style:font-size-asian="8pt" style:font-size-complex="12pt"/>
    </style:style>
    <style:style style:name="P47"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48"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49" style:parent-style-name="Normal" style:family="paragraph">
      <style:paragraph-properties fo:margin-bottom="0.0972in"/>
    </style:style>
    <style:style style:name="T50" style:parent-style-name="DefaultParagraphFont" style:family="text">
      <style:text-properties fo:font-size="8pt" style:font-size-asian="8pt"/>
    </style:style>
    <style:style style:name="P51"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52" style:parent-style-name="NoSpacing" style:family="paragraph">
      <style:paragraph-properties fo:margin-bottom="0.0972in" fo:margin-left="0.5in">
        <style:tab-stops/>
      </style:paragraph-properties>
      <style:text-properties style:font-name="Liberation Serif" fo:font-size="8pt" style:font-size-asian="8pt" style:font-size-complex="12pt"/>
    </style:style>
    <style:style style:name="P53" style:parent-style-name="Heading1" style:family="paragraph">
      <style:text-properties fo:font-size="10pt" style:font-size-asian="10pt" style:text-underline-type="single" style:text-underline-style="solid" style:text-underline-width="auto" style:text-underline-mode="continuous"/>
    </style:style>
    <style:style style:name="P54" style:parent-style-name="NoSpacing" style:family="paragraph">
      <style:paragraph-properties fo:margin-bottom="0.0972in"/>
      <style:text-properties style:font-name="Liberation Serif" fo:font-size="8pt" style:font-size-asian="8pt"/>
    </style:style>
    <style:style style:name="P55" style:parent-style-name="NoSpacing" style:family="paragraph">
      <style:paragraph-properties fo:margin-bottom="0.0972in" fo:margin-left="0.5in">
        <style:tab-stops/>
      </style:paragraph-properties>
      <style:text-properties style:font-name="Liberation Serif" fo:font-size="8pt" style:font-size-asian="8pt"/>
    </style:style>
    <style:style style:name="P56" style:parent-style-name="NoSpacing" style:family="paragraph">
      <style:paragraph-properties fo:margin-bottom="0.0972in" fo:margin-left="0.5in">
        <style:tab-stops/>
      </style:paragraph-properties>
      <style:text-properties style:font-name="Liberation Serif" fo:font-size="8pt" style:font-size-asian="8pt"/>
    </style:style>
    <style:style style:name="P57" style:parent-style-name="NoSpacing" style:family="paragraph">
      <style:paragraph-properties fo:margin-bottom="0.0972in"/>
      <style:text-properties style:font-name="Liberation Serif" fo:font-size="8pt" style:font-size-asian="8pt"/>
    </style:style>
    <style:style style:name="P58" style:parent-style-name="NoSpacing" style:family="paragraph">
      <style:paragraph-properties fo:margin-bottom="0.0972in" fo:margin-left="0.5in">
        <style:tab-stops/>
      </style:paragraph-properties>
      <style:text-properties style:font-name="Liberation Serif" fo:font-size="8pt" style:font-size-asian="8pt"/>
    </style:style>
    <style:style style:name="P59" style:parent-style-name="NoSpacing" style:family="paragraph">
      <style:paragraph-properties fo:margin-bottom="0.0972in" fo:margin-left="0.5in">
        <style:tab-stops/>
      </style:paragraph-properties>
      <style:text-properties style:font-name="Liberation Serif" fo:font-size="8pt" style:font-size-asian="8pt"/>
    </style:style>
    <style:style style:name="P60" style:parent-style-name="NoSpacing" style:family="paragraph">
      <style:paragraph-properties fo:margin-bottom="0.0972in"/>
      <style:text-properties style:font-name="Liberation Serif" fo:font-size="8pt" style:font-size-asian="8pt"/>
    </style:style>
    <style:style style:name="P61" style:parent-style-name="NoSpacing" style:family="paragraph">
      <style:paragraph-properties fo:margin-bottom="0.0972in" fo:margin-left="0.5in">
        <style:tab-stops/>
      </style:paragraph-properties>
      <style:text-properties style:font-name="Liberation Serif" fo:font-size="8pt" style:font-size-asian="8pt"/>
    </style:style>
    <style:style style:name="P62" style:parent-style-name="NoSpacing" style:family="paragraph">
      <style:paragraph-properties fo:margin-bottom="0.0972in" fo:margin-left="0.5in">
        <style:tab-stops/>
      </style:paragraph-properties>
      <style:text-properties style:font-name="Liberation Serif" fo:font-size="8pt" style:font-size-asian="8pt"/>
    </style:style>
    <style:style style:name="P63" style:parent-style-name="NoSpacing" style:family="paragraph">
      <style:paragraph-properties fo:margin-bottom="0.0972in"/>
      <style:text-properties style:font-name="Liberation Serif" fo:font-size="8pt" style:font-size-asian="8pt"/>
    </style:style>
    <style:style style:name="P64" style:parent-style-name="NoSpacing" style:family="paragraph">
      <style:paragraph-properties fo:margin-bottom="0.0972in" fo:margin-left="0.5in">
        <style:tab-stops/>
      </style:paragraph-properties>
      <style:text-properties style:font-name="Liberation Serif" fo:font-size="8pt" style:font-size-asian="8pt"/>
    </style:style>
    <style:style style:name="P65" style:parent-style-name="NoSpacing" style:family="paragraph">
      <style:paragraph-properties fo:text-align="justify" fo:margin-bottom="0.0972in" fo:margin-left="0.5in">
        <style:tab-stops/>
      </style:paragraph-properties>
      <style:text-properties style:font-name="Liberation Serif" fo:font-size="8pt" style:font-size-asian="8pt"/>
    </style:style>
  </office:automatic-styles>
  <office:body>
    <office:text text:use-soft-page-breaks="true">
      <text:p text:style-name="P1">CS308 Back End API</text:p>
      <text:p text:style-name="Subtitle">Overview &amp;<text:s/>Specification</text:p>
      <text:p text:style-name="Textbody">IStock defines the behaviour that Stock objects should implement. To allow the values of a Stock to change dynamically with the GUI and data retrieved online, it should contain getters and setters for most fields that are required to access from the GUI. These include getters for the ticker symbol, price per share, number of shares, total value and whether the price per share has risen or fallen. Setters are used for all the same attributes except ticker symbol<text:s/>(there are private setters for totally value and change in value<text:s/>for this implementation)<text:s/>of<text:s/>which must remain the same as it is used to track it on the stock website.<text:s/></text:p>
      <text:p text:style-name="Textbody">Likewise, IFolio defines the behaviour of folios in the system, how collections of stocks will be maintained. It defines how all stocks are updated form the server and how a new stock is added. It also provides access to the total value of the folio based on the stocks it holds, the set of stocks themselves and individual stocks specified by ticker symbol.</text:p>
      <text:p text:style-name="Textbody">Finally, IFolioTracker handles how each folio is accessed. This includes defining behaviour for creating, opening, saving and deleting folio objects. To achieve this, the data held within each folio will need to be translated into a standard format for reading and writing from a file, which will be integrated into the methods when accessing the filesystem and reading/writing.<text:s/></text:p>
      <text:h text:style-name="P2" text:outline-level="1">IStock</text:h>
      <text:p text:style-name="P3">public String getTickerSymbol()</text:p>
      <text:p text:style-name="P4"><text:tab/>Requires: this.tickerSymbol != null.</text:p>
      <text:p text:style-name="P5"><text:tab/>Effects: Returns this.tickerSymbol.</text:p>
      <text:p text:style-name="P6">public double getPricePerShare()</text:p>
      <text:p text:style-name="P7"><text:tab/>Requires: pricePerShare exists in this</text:p>
      <text:p text:style-name="P8"><text:tab/>Effects:<text:s/>Returns the value of this.pricePerShare</text:p>
      <text:p text:style-name="P9">public boolean setPricePerShare(double pps)</text:p>
      <text:p text:style-name="P10"><text:tab/>Requires: pps &gt;= 0.00</text:p>
      <text:p text:style-name="P11"><text:tab/>Modifies: this</text:p>
      <text:p text:style-name="P12"><text:tab/>Effects: If pps is greater than 0.00, sets the value of this.pricePerShare to pps and returns<text:s/>true, else returns false.</text:p>
      <text:p text:style-name="P13">public int<text:s/>getNumShares()</text:p>
      <text:p text:style-name="P14"><text:tab/>Requires: numShares exists in this</text:p>
      <text:p text:style-name="P15"><text:tab/>Effects: Returns the value of this.numShares</text:p>
      <text:p text:style-name="P16">public boolean setNumShares(boolean numshares)</text:p>
      <text:p text:style-name="P17"><text:tab/>Requires: numShares &gt;= 0</text:p>
      <text:p text:style-name="P18"><text:tab/>Modifies: this</text:p>
      <text:p text:style-name="P19"><text:tab/>Effects: If numShares is a positive number, sets<text:s/>this.numShares to numShares and returns<text:s/>true, else returns false.</text:p>
      <text:p text:style-name="P20"><text:s/>public double getValue()</text:p>
      <text:p text:style-name="P21"><text:tab/>Requires: this.value exists in this</text:p>
      <text:p text:style-name="P22"><text:tab/>Effects: Returns the value of this.value</text:p>
      <text:p text:style-name="P23">private boolean setValue()</text:p>
      <text:p text:style-name="P24"><text:tab/>Requires: this.numShares and this.pricePerShare exist<text:s/>in this</text:p>
      <text:p text:style-name="P25"><text:tab/>Modifies: this</text:p>
      <text:p text:style-name="P26"><text:tab/>Effects: Sets the value of this.value to the product of this.numShares and this. PricePerShare<text:tab/>and returns true, else returns false</text:p>
      <text:soft-page-break/>
      <text:p text:style-name="P27">private Boolean setChange(double newPPS)</text:p>
      <text:p text:style-name="P28"><text:tab/>Requires: this.valueChange exists in this &amp;&amp; newPPS &gt;= 0.00</text:p>
      <text:p text:style-name="P29"><text:tab/>Modifies: this</text:p>
      <text:p text:style-name="P30">Effects: Sets this.valueChange to true if newPPS &gt;= this.pricePerShare or to false if newPPS &lt; this.pricePerShare and returns true, else returns false.</text:p>
      <text:p text:style-name="P31">public<text:s/>Boolean getChange()</text:p>
      <text:p text:style-name="P32"><text:tab/>Requires: this.valueChange exists in this</text:p>
      <text:p text:style-name="P33"><text:tab/>Effects: Returns this.valueChange</text:p>
      <text:h text:style-name="P34" text:outline-level="1">IFolio</text:h>
      <text:p text:style-name="P35">public boolean updateStock()</text:p>
      <text:p text:style-name="P36"><text:tab/>Requires: this.server != null &amp;&amp; this.stocks != null</text:p>
      <text:p text:style-name="P37"><text:tab/>Modifies: this</text:p>
      <text:p text:style-name="P38">Effects: For every instance of Stock in this.stocks, update its pricePerShare field by passing<text:s/>its tickerSymbol into<text:s/>server.getLastValue(String tickerSymbol) and setting it to the double<text:s/>described by the returned String, once all Stock has been<text:s/>modified, returned true, else if one<text:s/>does not get modified return false. <text:s/></text:p>
      <text:p text:style-name="P39">public boolean addStock(String name, String tickerSymbol, double pricePerShare, int numShares)</text:p>
      <text:p text:style-name="P40"><text:tab/>Requires: this.name != null, tickerSymbol != null, pricePerShare &gt;= 0.00, numShares &gt;= 0</text:p>
      <text:p text:style-name="P41"><text:tab/>Modifies: this</text:p>
      <text:p text:style-name="P42">Effects: Creates a new instance of Stock, passing tickerSymbol and name into its<text:s/>constructor, then passes pricePerShare and numShares into setPricePerShare(double pps)<text:s/>and setNumberOfShares(int numShares) respectively. This new object is then added to stocks and<text:s/>returns true, if any of these these operations does not happen, returns false.</text:p>
      <text:p text:style-name="P43">public double totalHolding ()</text:p>
      <text:p text:style-name="P44">Requires: this.stocks != null</text:p>
      <text:p text:style-name="P45">Effects: returns sum of (number of shares * value of share) for all Stock in this.stocks<text:s/></text:p>
      <text:p text:style-name="P46">public Set&lt;Stock&gt; getStocks ()</text:p>
      <text:p text:style-name="P47">Requires: this.stocks != null</text:p>
      <text:p text:style-name="P48">Effects: returns this.stocks<text:s/></text:p>
      <text:p text:style-name="P49"><text:span text:style-name="T50">public Stock getStock (String tickerSymbol)</text:span></text:p>
      <text:p text:style-name="P51">Requires: tickerSymbol<text:s/>!= null</text:p>
      <text:p text:style-name="P52">Effects:<text:s/>Returns<text:s/>the<text:s/>Stock<text:s/>object<text:s/>in this.stocks with<text:s/>Stock.getTickerSymbol() equal to tickerSymbol<text:s/><text:s/>if it exists in this, else returns null.</text:p>
      <text:h text:style-name="P53" text:outline-level="1">IFolioTracker</text:h>
      <text:p text:style-name="P54">public boolean createFolio (String name)<text:s/></text:p>
      <text:p text:style-name="P55">Requires: name != null</text:p>
      <text:p text:style-name="P56">Effects: Returns true if a new Folio object is created with the given name and added to this.folios, else returns false.</text:p>
      <text:p text:style-name="P57">public Folio openFolio (String name) throws FileNotFoundException</text:p>
      <text:p text:style-name="P58">Requires: name != null &amp;&amp; name matches a valid folio file name in the current directory</text:p>
      <text:p text:style-name="P59">Effects: Returns a folio object constructed from the information parsed from the file opened that was specified by the given name.</text:p>
      <text:p text:style-name="P60">public boolean saveFolio (String name) throws FileNotFoundException</text:p>
      <text:p text:style-name="P61">Requires: name != null</text:p>
      <text:p text:style-name="P62">Effects:<text:s/>Returns true if<text:s/>a text file is created and the data from the Folio specified by name is written to it, else returns false.</text:p>
      <text:p text:style-name="P63">public boolean deleteFolio (String name) throws FileNotFoundException</text:p>
      <text:p text:style-name="P64">Requires: name != null</text:p>
      <text:p text:style-name="P65">Effects:<text:s/>Returns true if<text:s/>the folio specified by name is removed from this.folios and the relevant file is deleted as well, else returns false.</text:p>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Liberation Sans" svg:font-family="Liberation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Liberation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NoSpacing" style:display-name="No Spacing"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yle Lawson</dc:creator>
    <meta:creation-date>2018-11-15T13:59:00Z</meta:creation-date>
    <dc:date>2018-11-19T19:48:00Z</dc:date>
    <meta:template xlink:href="Normal.dotm" xlink:type="simple"/>
    <meta:editing-cycles>3</meta:editing-cycles>
    <meta:editing-duration>PT6060S</meta:editing-duration>
    <meta:document-statistic meta:page-count="2" meta:paragraph-count="10" meta:word-count="785" meta:character-count="5254" meta:row-count="37" meta:non-whitespace-character-count="4479"/>
  </office:meta>
</office:document-meta>
</file>